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90e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tab/><text:span text:style-name="T1">A nossa base de dados tem como fim o suporte de uma aplicação de Book Sharing. </text:span></text:p>
      <text:p text:style-name="Standard"><text:tab/><text:span text:style-name="T1">Na aplicação os utilizadores podem partilhar e requisitar livros, trocando mensagens entre si para facilitar o processo de troca. Preferencialmente, a troca efetuar-se-á em pessoa. Assim, os utilizadores também conseguem descobrir outros utilizadores perto de si.</text:span></text:p>
      <text:p text:style-name="Standard"><text:tab/><text:span text:style-name="T1">No contexo da base de dados propriamente dita, esta pode-se dividir em duas partes principais. A informação relativa aos constituintes (livros e utilizadores) e o processamento da troca em s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3:49:55.404504146</meta:creation-date>
    <dc:date>2018-03-09T16:15:00.104316162</dc:date>
    <meta:editing-duration>PT14S</meta:editing-duration>
    <meta:editing-cycles>1</meta:editing-cycles>
    <meta:document-statistic meta:table-count="0" meta:image-count="0" meta:object-count="0" meta:page-count="1" meta:paragraph-count="3" meta:word-count="82" meta:character-count="538" meta:non-whitespace-character-count="454"/>
    <meta:generator>LibreOffice/5.1.6.2$Linux_X86_64 LibreOffice_project/10m0$Build-2</meta:generator>
  </office:meta>
</office:document-meta>
</file>